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ualSAXHandler.startElement( String uri , String localName , String qName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ualSAXHandler.endElement( String 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ualSAX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ualSAXHandler.get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xtualSAXHandler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